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201000001730000008ADD69CC3F.png" manifest:media-type=""/>
  <manifest:file-entry manifest:full-path="Pictures/10000201000001730000008A15AD9810.png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pitch="variable"/>
    <style:font-face style:name="Arial5" svg:font-family="Arial" style:font-adornments="Regular" style:font-pitch="variable"/>
    <style:font-face style:name="Arial Unicode MS" svg:font-family="'Arial Unicode MS'" style:font-pitch="variable"/>
    <style:font-face style:name="Arial Unicode MS2" svg:font-family="'Arial Unicode MS'" style:font-adornments="Regular" style:font-pitch="variable"/>
    <style:font-face style:name="DejaVu Sans2" svg:font-family="'DejaVu Sans'" style:font-pitch="variable"/>
    <style:font-face style:name="Helv" svg:font-family="Helv" style:font-pitch="variable"/>
    <style:font-face style:name="Liberation Serif2" svg:font-family="'Liberation Serif'" style:font-pitch="variable"/>
    <style:font-face style:name="SimSun1" svg:font-family="SimSun" style:font-pitch="variable"/>
    <style:font-face style:name="Tahoma1" svg:font-family="Tahoma" style:font-pitch="variable"/>
    <style:font-face style:name="Tahoma3" svg:font-family="Tahoma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4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5" style:family="graphic">
      <style:graphic-properties style:protect="size"/>
    </style:style>
    <style:style style:name="pr1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co1" style:family="table-column">
      <style:table-column-properties style:column-width="4.226cm" style:use-optimal-column-width="false"/>
    </style:style>
    <style:style style:name="co2" style:family="table-column">
      <style:table-column-properties style:column-width="2.093cm" style:use-optimal-column-width="false"/>
    </style:style>
    <style:style style:name="co3" style:family="table-column">
      <style:table-column-properties style:column-width="2.326cm" style:use-optimal-column-width="false"/>
    </style:style>
    <style:style style:name="co4" style:family="table-column">
      <style:table-column-properties style:column-width="3.311cm" style:use-optimal-column-width="false"/>
    </style:style>
    <style:style style:name="co5" style:family="table-column">
      <style:table-column-properties style:column-width="8.213cm" style:use-optimal-column-width="false"/>
    </style:style>
    <style:style style:name="co6" style:family="table-column">
      <style:table-column-properties style:column-width="4.508cm" style:use-optimal-column-width="false"/>
    </style:style>
    <style:style style:name="ro1" style:family="table-row">
      <style:table-row-properties style:row-height="1.34cm"/>
    </style:style>
    <style:style style:name="ro2" style:family="table-row">
      <style:table-row-properties style:row-height="1.792cm"/>
    </style:style>
    <style:style style:name="ro3" style:family="table-row">
      <style:table-row-properties style:row-height="1.286cm"/>
    </style:style>
    <style:style style:name="ro4" style:family="table-row">
      <style:table-row-properties style:row-height="1.215cm"/>
    </style:style>
    <style:style style:name="ro5" style:family="table-row">
      <style:table-row-properties style:row-height="1.196cm"/>
    </style:style>
    <style:style style:name="ro6" style:family="table-row">
      <style:table-row-properties style:row-height="1.485cm"/>
    </style:style>
    <style:style style:name="ro7" style:family="table-row">
      <style:table-row-properties style:row-height="1.147cm"/>
    </style:style>
    <style:style style:name="ro8" style:family="table-row">
      <style:table-row-properties style:row-height="1.158cm"/>
    </style:style>
    <style:style style:name="ro9" style:family="table-row">
      <style:table-row-properties style:row-height="1.544cm"/>
    </style:style>
    <style:style style:name="ro10" style:family="table-row">
      <style:table-row-properties style:row-height="0.818cm"/>
    </style:style>
    <style:style style:name="ce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141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4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5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2" style:font-size-asian="12pt" style:language-asian="zxx" style:country-asian="none" style:font-style-asian="normal" style:font-weight-asian="normal" style:font-name-complex="Arial2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7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8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indent="0cm" fo:border="0.03pt solid #000000" style:punctuation-wrap="simple" style:writing-mode="lr-tb">
        <style:tab-stops/>
      </style:paragraph-properties>
      <style:text-properties fo:color="#000000" style:text-outline="fals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9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indent="0cm" fo:border="0.03pt solid #000000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="0.03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2" style:font-size-asian="12pt" style:language-asian="zxx" style:country-asian="none" style:font-style-asian="normal" style:font-weight-asian="normal" style:font-name-complex="Arial2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1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 style:writing-mode="lr-tb"/>
      <style:text-properties fo:color="#000000" style:text-outline="fals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2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7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1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3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bold" style:font-name-complex="Arial4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ce2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246cm" fo:margin-bottom="0.105cm" fo:line-height="99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text-align="start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2" style:family="table-cell">
      <style:graphic-properties draw:fill="solid" draw:fill-color="#00cc00" style:repeat="repeat" draw:textarea-vertical-align="top" fo:padding-top="0.1cm" fo:padding-bottom="0.1cm" fo:padding-left="0.1cm" fo:padding-right="0.1cm"/>
      <style:paragraph-properties fo:border="0.03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2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2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xx" style:country-asian="none" style:font-name-complex="Tahoma1" style:language-complex="zxx" style:country-complex="none" style:text-scale="100%" fo:hyphenate="false"/>
    </style:style>
    <style:style style:name="P3" style:family="paragraph"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xx" style:country-asian="none" style:font-name-complex="Tahoma1" style:language-complex="zxx" style:country-complex="none" style:text-scale="100%"/>
    </style:style>
    <style:style style:name="P4" style:family="paragraph">
      <style:paragraph-properties fo:text-align="start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style:text-position="0% 100%" style:font-name="Arial2" fo:letter-spacing="normal" fo:language="en" fo:country="US" style:text-underline-style="none" style:text-underline-mode="continuous" style:text-overline-mode="continuous" style:text-line-through-mode="continuous" style:letter-kerning="false" style:font-name-asian="Arial2" style:language-asian="zxx" style:country-asian="none" style:font-name-complex="Arial2" style:language-complex="zxx" style:country-complex="none" style:text-scale="100%" fo:hyphenate="false"/>
    </style:style>
    <style:style style:name="P5" style:family="paragraph"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6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7" style:family="paragraph">
      <style:paragraph-properties style:punctuation-wrap="simple" style:writing-mode="lr-tb">
        <style:tab-stops/>
      </style:paragraph-properties>
      <style:text-properties style:text-position="0% 100%" style:font-name="Arial3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8" style:family="paragraph">
      <style:paragraph-properties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3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9" style:family="paragraph">
      <style:paragraph-properties style:writing-mode="lr-tb"/>
      <style:text-properties style:text-position="0% 100%" style:font-name="Arial3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10" style:family="paragraph">
      <style:paragraph-properties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3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11" style:family="paragraph">
      <style:paragraph-properties fo:margin-left="0cm" fo:margin-right="0cm" fo:margin-top="0.035cm" fo:margin-bottom="0.035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0000" style:text-outline="false" style:text-line-through-style="none" style:text-position="0% 100%" style:font-name="Arial" fo:font-size="28.1000003814697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margin-top="0cm" fo:margin-bottom="0cm" fo:line-height="103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bold" style:font-name-complex="Arial4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P15" style:family="paragraph">
      <style:paragraph-properties fo:margin-left="0cm" fo:margin-right="0cm" fo:margin-top="0.246cm" fo:margin-bottom="0.105cm" fo:line-height="99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16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17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20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margin-left="1.2cm" fo:margin-right="0cm" fo:margin-top="0cm" fo:margin-bottom="0cm" fo:line-height="104%" fo:text-align="start" fo:text-indent="-0.6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14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3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/>
    </style:style>
    <style:style style:name="T4" style:family="text">
      <style:text-properties style:text-position="0% 100%" style:font-name="Arial1" fo:font-size="12pt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name-complex="Tahoma1" style:font-size-complex="12pt" style:language-complex="zxx" style:country-complex="none" style:text-scale="100%"/>
    </style:style>
    <style:style style:name="T5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text-position="0% 100%" style:font-name="Arial3" fo:font-size="12pt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font-size-asian="12pt" style:language-asian="zxx" style:country-asian="none" style:font-name-complex="Arial1" style:font-size-complex="12pt" style:language-complex="zxx" style:country-complex="none" style:text-scale="100%"/>
    </style:style>
    <style:style style:name="T8" style:family="text"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7889fb" style:text-outline="false" style:text-line-through-style="none" style:text-position="0% 100%" style:font-name="Arial1" fo:font-size="24.100000381469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ff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bold" style:font-name-complex="Arial4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12" style:family="text">
      <style:text-properties fo:color="#000000" style:text-outline="false" style:text-position="0% 100%" style:font-name="Arial4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6pt" style:language-asian="zxx" style:country-asian="none" style:font-style-asian="normal" style:font-weight-asian="bold" style:font-name-complex="Arial4" style:font-size-complex="16pt" style:language-complex="zxx" style:country-complex="none" style:font-style-complex="normal" style:font-weight-complex="bold" style:text-emphasize="none" style:text-scale="100%" style:font-relief="none"/>
    </style:style>
    <style:style style:name="T13" style:family="text">
      <style:text-properties fo:color="#7889fb" style:text-outline="false" style:text-position="0% 100%" style:font-name="Arial4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4pt" style:language-asian="zxx" style:country-asian="none" style:font-style-asian="italic" style:font-weight-asian="bold" style:font-name-complex="Arial4" style:font-size-complex="14pt" style:language-complex="zxx" style:country-complex="none" style:font-style-complex="italic" style:font-weight-complex="bold" style:text-emphasize="none" style:text-scale="100%" style:font-relief="none"/>
    </style:style>
    <style:style style:name="T14" style:family="text">
      <style:text-properties fo:color="#7889fb" style:text-outline="false" style:text-line-through-style="none" style:text-position="0% 100%" style:font-name="Arial4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4" style:font-size-asian="14pt" style:language-asian="zxx" style:country-asian="none" style:font-style-asian="italic" style:font-weight-asian="bold" style:font-name-complex="Arial4" style:font-size-complex="14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Arial2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2" style:font-size-asian="12pt" style:language-asian="zxx" style:country-asian="none" style:font-style-asian="normal" style:font-weight-asian="normal" style:font-name-complex="Arial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Blue_20_Pearl_20_Basic" presentation:presentation-page-layout-name="AL1T19">
        <office:forms form:automatic-focus="false" form:apply-design-mode="false"/>
        <draw:frame draw:name="Table2" draw:style-name="standard" draw:layer="layout" svg:width="11.955cm" svg:height="11.765cm" svg:x="0.698cm" svg:y="3.92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"><text:span text:style-name="T1">Milestone</text:span></text:p>
              </table:table-cell>
              <table:table-cell>
                <text:p text:style-name="P2"><text:span text:style-name="T2">Target Date</text:span></text:p>
              </table:table-cell>
              <table:table-cell>
                <text:p text:style-name="P2"><text:span text:style-name="T2">Actual Date</text:span></text:p>
              </table:table-cell>
              <table:table-cell>
                <text:p text:style-name="P2"><text:span text:style-name="T3">Status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4">Use cases and Technical Architecture</text:span></text:p>
              </table:table-cell>
              <table:table-cell>
                <text:p text:style-name="P3"><text:span text:style-name="T4">28/10/ 2013</text:span></text:p>
              </table:table-cell>
              <table:table-cell table:style-name="ce4">
                <text:p text:style-name="P3"><text:span text:style-name="T5">22/10/2013</text:span></text:p>
              </table:table-cell>
              <table:table-cell table:style-name="ce5">
                <text:p text:style-name="P4"><text:span text:style-name="T4">Complete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4">Prototype 1</text:span></text:p>
              </table:table-cell>
              <table:table-cell>
                <text:p text:style-name="P3"><text:span text:style-name="T4">11/12/</text:span></text:p>
                <text:p text:style-name="P3"><text:span text:style-name="T4">2013</text:span></text:p>
              </table:table-cell>
              <table:table-cell table:style-name="ce6">
                <text:p text:style-name="P5"><text:span text:style-name="T4">11/12/</text:span></text:p>
                <text:p text:style-name="P5"><text:span text:style-name="T4">2013</text:span></text:p>
              </table:table-cell>
              <table:table-cell table:style-name="ce7">
                <text:p text:style-name="P6"><text:span text:style-name="T4">Complete</text:span></text:p>
              </table:table-cell>
            </table:table-row>
            <table:table-row table:style-name="ro4">
              <table:table-cell table:style-name="ce8">
                <text:p text:style-name="P7"><text:span text:style-name="T6">Prototype 2 – Exam Break</text:span></text:p>
              </table:table-cell>
              <table:table-cell table:style-name="ce9">
                <text:p text:style-name="P8"><text:span text:style-name="T6">10/01/</text:span></text:p>
                <text:p text:style-name="P8"><text:span text:style-name="T6">2014</text:span></text:p>
              </table:table-cell>
              <table:table-cell table:style-name="ce3"/>
              <table:table-cell table:style-name="ce10"/>
            </table:table-row>
            <table:table-row table:style-name="ro5">
              <table:table-cell table:style-name="ce11">
                <text:p text:style-name="P9"><text:span text:style-name="T7">Restart Dev</text:span></text:p>
              </table:table-cell>
              <table:table-cell table:style-name="ce12">
                <text:p text:style-name="P10"><text:span text:style-name="T6">03/02</text:span></text:p>
                <text:p text:style-name="P10"><text:span text:style-name="T6">2014</text:span></text:p>
              </table:table-cell>
              <table:table-cell table:style-name="ce13"/>
              <table:table-cell table:style-name="ce7"/>
            </table:table-row>
            <table:table-row table:style-name="ro6" table:default-cell-style-name="ce11">
              <table:table-cell>
                <text:p text:style-name="P9"><text:span text:style-name="T6">Easter Break</text:span></text:p>
              </table:table-cell>
              <table:table-cell>
                <text:p text:style-name="P9"><text:span text:style-name="T6">14/04</text:span></text:p>
                <text:p text:style-name="P9"><text:span text:style-name="T6">2014</text:span></text:p>
              </table:table-cell>
              <table:table-cell table:style-name="ce13">
                <text:p text:style-name="P11"><text:span text:style-name="T8"/></text:p>
                <text:p text:style-name="P11"><text:span text:style-name="T8"/></text:p>
              </table:table-cell>
              <table:table-cell table:style-name="ce14"/>
            </table:table-row>
            <table:table-row table:style-name="ro7" table:default-cell-style-name="ce11">
              <table:table-cell>
                <text:p text:style-name="P9"><text:span text:style-name="T6">Complete</text:span></text:p>
              </table:table-cell>
              <table:table-cell>
                <text:p text:style-name="P9"><text:span text:style-name="T6">07/05/</text:span></text:p>
                <text:p text:style-name="P9"><text:span text:style-name="T6">2014</text:span></text:p>
              </table:table-cell>
              <table:table-cell table:style-name="ce15"/>
              <table:table-cell table:style-name="ce16"/>
            </table:table-row>
            <table:table-row table:style-name="ro7" table:default-cell-style-name="ce11">
              <table:table-cell>
                <text:p text:style-name="P9"><text:span text:style-name="T6">Demo and Handover </text:span></text:p>
              </table:table-cell>
              <table:table-cell>
                <text:p text:style-name="P9"><text:span text:style-name="T6">12/05</text:span></text:p>
                <text:p text:style-name="P9"><text:span text:style-name="T6">2014</text:span></text:p>
              </table:table-cell>
              <table:table-cell table:style-name="ce15"/>
              <table:table-cell table:style-name="ce17"/>
            </table:table-row>
            <table:table-row table:style-name="ro8" table:default-cell-style-name="ce18">
              <table:table-cell/>
              <table:table-cell/>
              <table:table-cell table:style-name="ce15"/>
              <table:table-cell table:style-name="ce17"/>
            </table:table-row>
          </table:table>
          <draw:image xlink:href="Pictures/TablePreview1.svm" xlink:type="simple" xlink:show="embed" xlink:actuate="onLoad"/>
        </draw:frame>
        <draw:custom-shape draw:name="Custom Shape1" draw:style-name="gr1" draw:text-style-name="P13" draw:layer="layout" svg:width="12.427cm" svg:height="0.843cm" svg:x="0.271cm" svg:y="1.7cm">
          <text:p text:style-name="P12"><text:span text:style-name="T9">ITT – ICS CD Adoption Dashboard </text:span><text:span text:style-name="T10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908cm" svg:x="13.783cm" svg:y="1.627cm">
          <table:table>
            <table:table-column table:style-name="co5"/>
            <table:table-column table:style-name="co6"/>
            <table:table-row table:style-name="ro9">
              <table:table-cell table:style-name="ce19">
                <text:p text:style-name="P14"><text:span text:style-name="T11">Shane Murphy</text:span></text:p>
              </table:table-cell>
              <table:table-cell table:style-name="ce20">
                <text:p text:style-name="P15"><text:span text:style-name="T12">Overall Status</text:span></text:p>
              </table:table-cell>
            </table:table-row>
            <table:table-row table:style-name="ro10">
              <table:table-cell table:style-name="ce21">
                <text:p text:style-name="P16"><text:span text:style-name="T13">ITT –</text:span><text:span text:style-name="T14"> ICS CD Adoption Dashboard</text:span></text:p>
              </table:table-cell>
              <table:table-cell table:style-name="ce22">
                <text:p text:style-name="P5"><text:span text:style-name="T15">Gree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ext Frame1" draw:style-name="gr2" draw:text-style-name="P19" draw:layer="layout" svg:width="12.677cm" svg:height="5.634cm" svg:x="13.873cm" svg:y="4.766cm">
          <draw:text-box>
            <text:p text:style-name="P17"><text:span text:style-name="T16">Accomplishments:</text:span></text:p>
            <text:list text:style-name="L2">
              <text:list-item>
                <text:p text:style-name="P18"><text:span text:style-name="T17"><text:s/></text:span><text:span text:style-name="T17">Asked Question on jazz forums about getting getting workItems for a build result.</text:span></text:p>
              </text:list-item>
              <text:list-item>
                <text:p text:style-name="P18"><text:span text:style-name="T17"><text:s/></text:span><text:span text:style-name="T17">Error in calculating total workitems for project - 45 WorkItems associated with the Project and saved to database.</text:span></text:p>
              </text:list-item>
              <text:list-item>
                <text:p text:style-name="P18"><text:span text:style-name="T17"><text:s/></text:span><text:span text:style-name="T17">Created sitemesh template for site</text:span></text:p>
              </text:list-item>
              <text:list-item>
                <text:p text:style-name="P18"><text:span text:style-name="T17"><text:s/></text:span><text:span text:style-name="T17">Applied CSS to sitemesh </text:span></text:p>
              </text:list-item>
            </text:list>
          </draw:text-box>
        </draw:frame>
        <draw:frame draw:name="Text Frame2" draw:style-name="gr3" draw:text-style-name="P19" draw:layer="layout" svg:width="12.681cm" svg:height="2.7cm" svg:x="13.847cm" svg:y="10.8cm">
          <draw:text-box>
            <text:p text:style-name="P17"><text:span text:style-name="T16">Upcoming Work:</text:span></text:p>
            <text:list text:style-name="L2">
              <text:list-item>
                <text:p text:style-name="P17"><text:span text:style-name="T18"><text:s/></text:span><text:span text:style-name="T18">Graph Build duration</text:span></text:p>
              </text:list-item>
              <text:list-item>
                <text:p text:style-name="P17"><text:span text:style-name="T18"><text:s/></text:span><text:span text:style-name="T18">Look at taking information from Jenkins</text:span></text:p>
              </text:list-item>
              <text:list-item>
                <text:p text:style-name="P17"><text:span text:style-name="T18"><text:s/></text:span><text:span text:style-name="T18">Come back to workitems issue (defects)</text:span></text:p>
              </text:list-item>
            </text:list>
            <text:p text:style-name="P17"><text:span text:style-name="T16"/></text:p>
            <text:p text:style-name="P17"><text:span text:style-name="T18"/></text:p>
            <text:list text:style-name="L1">
              <text:list-header>
                <text:p text:style-name="P17"><text:span text:style-name="T18"/></text:p>
              </text:list-header>
            </text:list>
            <text:p text:style-name="P17"><text:span text:style-name="T16"/></text:p>
            <text:list text:continue-numbering="true" text:style-name="L1">
              <text:list-header>
                <text:p text:style-name="P17"><text:span text:style-name="T18"/></text:p>
              </text:list-header>
            </text:list>
            <text:p text:style-name="P18"><text:span text:style-name="T17"/></text:p>
          </draw:text-box>
        </draw:frame>
        <draw:frame draw:name="Text Frame3" draw:style-name="gr4" draw:text-style-name="P21" draw:layer="layout" svg:width="12.684cm" svg:height="5.661cm" svg:x="13.843cm" svg:y="13.939cm">
          <draw:text-box>
            <text:p text:style-name="P17"><text:span text:style-name="T16">Issues/risks:</text:span></text:p>
            <text:list text:style-name="L2">
              <text:list-item>
                <text:p text:style-name="P12"><text:span text:style-name="T19"><text:s/></text:span><text:span text:style-name="T19">Lost all virtual machines, had to reinstall VM, Server and sample project.</text:span></text:p>
              </text:list-item>
              <text:list-item>
                <text:p text:style-name="P12"><text:span text:style-name="T19">Still none of the workitems associated with a build are defects – might be related to project sample install. </text:span></text:p>
              </text:list-item>
            </text:list>
            <text:p text:style-name="P12"><text:span text:style-name="T19"/></text:p>
            <text:p text:style-name="P12"><text:span text:style-name="T19"><text:s text:c="2"/></text:span></text:p>
            <text:p text:style-name="P12"><text:span text:style-name="T19"><text:line-break/></text:span><text:span text:style-name="T19"><text:line-break/></text:span><text:span text:style-name="T18"><text:line-break/></text:span><text:span text:style-name="T18"/></text:p>
            <text:p text:style-name="P17"><text:span text:style-name="T16"/></text:p>
            <text:p text:style-name="P17"><text:span text:style-name="T16"/></text:p>
            <text:list text:continue-numbering="true" text:style-name="L2">
              <text:list-header>
                <text:p text:style-name="P17"><text:span text:style-name="T16"/></text:p>
                <text:p text:style-name="P17"><text:span text:style-name="T18"/></text:p>
                <text:p text:style-name="P17"><text:span text:style-name="T18"/></text:p>
                <text:p text:style-name="P17"><text:span text:style-name="T18"/></text:p>
                <text:p text:style-name="P17"><text:span text:style-name="T18"/></text:p>
                <text:list>
                  <text:list-header>
                    <text:p text:style-name="P17"><text:span text:style-name="T18"/></text:p>
                    <text:p text:style-name="P17"><text:span text:style-name="T18"/></text:p>
                    <text:p text:style-name="P17"><text:span text:style-name="T18"/></text:p>
                    <text:p text:style-name="P17"><text:span text:style-name="T18"/></text:p>
                  </text:list-header>
                  <text:list-item>
                    <text:p text:style-name="P17"><text:span text:style-name="T18"/></text:p>
                  </text:list-item>
                  <text:list-item>
                    <text:p text:style-name="P17"><text:span text:style-name="T18"/></text:p>
                    <text:p text:style-name="P17"><text:span text:style-name="T18"/></text:p>
                    <text:p text:style-name="P17"><text:span text:style-name="T16"><text:s/></text:span></text:p>
                  </text:list-item>
                </text:list>
              </text:list-header>
            </text:list>
            <text:list text:style-name="L1">
              <text:list-header>
                <text:p text:style-name="P17"><text:span text:style-name="T18"/></text:p>
              </text:list-header>
              <text:list-item>
                <text:p text:style-name="P17"><text:span text:style-name="T18"/></text:p>
              </text:list-item>
            </text:list>
            <text:p text:style-name="P20"><text:span text:style-name="T18"/></text:p>
            <text:p text:style-name="P17"><text:span text:style-name="T18"/></text:p>
          </draw:text-box>
        </draw:frame>
        <presentation:notes draw:style-name="dp2">
          <draw:page-thumbnail draw:style-name="gr5" draw:layer="layout" svg:width="11.417cm" svg:height="9.638cm" svg:x="4.794cm" svg:y="3.926cm" draw:page-number="1" presentation:class="page"/>
          <draw:frame presentation:style-name="pr1" draw:text-style-name="P22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 style:font-family-generic="swiss"/>
    <style:font-face style:name="Arial4" svg:font-family="Arial" style:font-pitch="variable"/>
    <style:font-face style:name="Arial5" svg:font-family="Arial" style:font-adornments="Regular" style:font-pitch="variable"/>
    <style:font-face style:name="Arial Unicode MS" svg:font-family="'Arial Unicode MS'" style:font-pitch="variable"/>
    <style:font-face style:name="Arial Unicode MS2" svg:font-family="'Arial Unicode MS'" style:font-adornments="Regular" style:font-pitch="variable"/>
    <style:font-face style:name="DejaVu Sans2" svg:font-family="'DejaVu Sans'" style:font-pitch="variable"/>
    <style:font-face style:name="Helv" svg:font-family="Helv" style:font-pitch="variable"/>
    <style:font-face style:name="Liberation Serif2" svg:font-family="'Liberation Serif'" style:font-pitch="variable"/>
    <style:font-face style:name="SimSun1" svg:font-family="SimSun" style:font-pitch="variable"/>
    <style:font-face style:name="Tahoma1" svg:font-family="Tahoma" style:font-pitch="variable"/>
    <style:font-face style:name="Tahoma3" svg:font-family="Tahoma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dddddd" draw:fill-image-width="0cm" draw:fill-image-height="0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>
        <text:list-style style:name="objectwitharr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 fo:wrap-option="wrap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wrap">
        <text:list-style style:name="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 fo:wrap-option="wrap">
        <text:list-style style:name="textbody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 fo:wrap-option="wrap">
        <text:list-style style:name="textbodyjustfie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>
        <text:list-style style:name="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>
        <text:list-style style:name="headl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>
        <text:list-style style:name="head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>
        <text:list-style style:name="headlin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>
        <text:list-style style:name="measur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size="17.7000007629395pt" style:font-size-asian="17.7000007629395pt" style:font-size-complex="17.7000007629395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size="17.7000007629395pt" style:font-size-asian="17.7000007629395pt" style:font-size-complex="17.7000007629395pt"/>
    </style:style>
    <style:style style:name="z-Bottom_20_of_20_Form" style:display-name="z-Bottom of Form" style:family="graphic">
      <style:paragraph-properties fo:text-align="center" style:text-autospace="none"/>
      <style:text-properties fo:font-size="14.1000003814697pt" style:font-size-asian="14.1000003814697pt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fo:font-size="14.1000003814697pt" style:font-size-asian="14.1000003814697pt" style:font-size-complex="14.1000003814697pt"/>
    </style:style>
    <style:style style:name="Samp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size="17.7000007629395pt" style:font-size-asian="17.7000007629395pt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_28_Default_29__20_Title_20_Master-background" style:display-name="(Default) Title Master-background" style:family="presentation">
      <style:graphic-properties draw:stroke="none" draw:fill="none" fo:wrap-option="wrap"/>
    </style:style>
    <style:style style:name="_28_Default_29__20_Title_20_Master-backgroundobjects" style:display-name="(Default) Title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 fo:wrap-option="wrap">
        <text:list-style style:name="_28_Default_29__20_Title_20_Master-notes" style:display-name="(Default) Title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 fo:wrap-option="wrap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 fo:wrap-option="wrap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0_Master-title" style:display-name="(Default) Title Master-title" style:family="presentation">
      <style:graphic-properties draw:stroke="none" draw:fill="none" draw:textarea-vertical-align="middle" fo:wrap-option="wrap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_28_Default_29__20_Title_2f_Text_20_Master-background" style:display-name="(Default) Title/Text Master-background" style:family="presentation">
      <style:graphic-properties draw:stroke="none" draw:fill="none" fo:wrap-option="wrap"/>
    </style:style>
    <style:style style:name="_28_Default_29__20_Title_2f_Text_20_Master-backgroundobjects" style:display-name="(Default) Title/Text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draw:stroke="none" draw:fill="none" fo:wrap-option="wrap">
        <text:list-style style:name="_28_Default_29__20_Title_2f_Text_20_Master-notes" style:display-name="(Default) Title/Text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draw:stroke="none" draw:fill="none" fo:wrap-option="wrap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 fo:wrap-option="wrap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 fo:wrap-option="wrap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Blue_20_Pearl_20_Basic-background" style:display-name="Blue Pearl Basic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-backgroundobjects" style:display-name="Blue Pearl Basic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-notes" style:display-name="Blue Pearl Basic-notes" style:family="presentation">
      <style:graphic-properties draw:stroke="none" draw:fill="none" fo:wrap-option="wrap">
        <text:list-style style:name="Blue_20_Pearl_20_Basic-notes" style:display-name="Blue Pearl Basic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Blue_20_Pearl_20_Basic-outline1" style:display-name="Blue Pearl Basic-outline1" style:family="presentation">
      <style:graphic-properties draw:stroke="none" draw:fill="none" fo:wrap-option="wrap">
        <text:list-style style:name="Blue_20_Pearl_20_Basic-outline1" style:display-name="Blue Pearl Basic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696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335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7cm" fo:margin-bottom="0.158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size="24pt" fo:font-style="normal" fo:text-shadow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Blue_20_Pearl_20_Basic-outline2" style:display-name="Blue Pearl Basic-outline2" style:family="presentation" style:parent-style-name="Blue_20_Pearl_20_Basic-outline1">
      <style:paragraph-properties fo:margin-top="0.242cm" fo:margin-bottom="0.145cm" fo:line-height="104%" fo:text-align="start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lue_20_Pearl_20_Basic-outline3" style:display-name="Blue Pearl Basic-outline3" style:family="presentation" style:parent-style-name="Blue_20_Pearl_20_Basic-outline2">
      <style:paragraph-properties fo:margin-top="0.176cm" fo:margin-bottom="0cm" fo:line-height="104%" fo:text-align="start" style:punctuation-wrap="hanging" style:line-break="strict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position="0% 100%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lue_20_Pearl_20_Basic-outline4" style:display-name="Blue Pearl Basic-outline4" style:family="presentation" style:parent-style-name="Blue_20_Pearl_20_Basic-outline3">
      <style:paragraph-properties fo:margin-top="0.158cm" fo:margin-bottom="0cm" fo:line-height="104%" fo:text-align="start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5" style:display-name="Blue Pearl Basic-outline5" style:family="presentation" style:parent-style-name="Blue_20_Pearl_20_Basic-outline4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6" style:display-name="Blue Pearl Basic-outline6" style:family="presentation" style:parent-style-name="Blue_20_Pearl_20_Basic-outline5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7" style:display-name="Blue Pearl Basic-outline7" style:family="presentation" style:parent-style-name="Blue_20_Pearl_20_Basic-outline6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8" style:display-name="Blue Pearl Basic-outline8" style:family="presentation" style:parent-style-name="Blue_20_Pearl_20_Basic-outline7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9" style:display-name="Blue Pearl Basic-outline9" style:family="presentation" style:parent-style-name="Blue_20_Pearl_20_Basic-outline8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subtitle" style:display-name="Blue Pearl Basic-subtitle" style:family="presentation">
      <style:graphic-properties draw:stroke="none" draw:fill="none" draw:textarea-vertical-align="middle" fo:wrap-option="wrap">
        <text:list-style style:name="Blue_20_Pearl_20_Basic-subtitle" style:display-name="Blue Pearl Bas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Blue_20_Pearl_20_Basic-title" style:display-name="Blue Pearl Basic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1.394cm" fo:min-width="0cm" fo:padding-top="0.127cm" fo:padding-bottom="0.127cm" fo:padding-left="0.254cm" fo:padding-right="0.254cm" fo:wrap-option="wrap" draw:shadow="hidden" draw:shadow-color="#808080">
        <text:list-style style:name="Blue_20_Pearl_20_Basic-title" style:display-name="Blue Pearl Bas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position="0% 100%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 style:text-emphasize="none" style:font-relief="none"/>
    </style:style>
    <style:style style:name="Blue_20_Pearl_20_Basic_5f_Title-background" style:display-name="Blue Pearl Basic_Title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_5f_Title-backgroundobjects" style:display-name="Blue Pearl Basic_Title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_5f_Title-notes" style:display-name="Blue Pearl Basic_Title-notes" style:family="presentation">
      <style:graphic-properties draw:stroke="none" draw:fill="none" fo:wrap-option="wrap">
        <text:list-style style:name="Blue_20_Pearl_20_Basic_5f_Title-notes" style:display-name="Blue Pearl Basic_Title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Blue_20_Pearl_20_Basic_5f_Title-outline1" style:display-name="Blue Pearl Basic_Title-outline1" style:family="presentation">
      <style:graphic-properties draw:stroke="none" draw:fill="none" fo:wrap-option="wrap">
        <text:list-style style:name="Blue_20_Pearl_20_Basic_5f_Title-outline1" style:display-name="Blue Pearl Basic_Title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34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2.61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Blue_20_Pearl_20_Basic_5f_Title-outline2" style:display-name="Blue Pearl Basic_Title-outline2" style:family="presentation" style:parent-style-name="Blue_20_Pearl_20_Basic_5f_Title-outline1">
      <style:paragraph-properties fo:margin-top="0.242cm" fo:margin-bottom="0.145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lue_20_Pearl_20_Basic_5f_Title-outline3" style:display-name="Blue Pearl Basic_Title-outline3" style:family="presentation" style:parent-style-name="Blue_20_Pearl_20_Basic_5f_Title-outline2">
      <style:paragraph-properties fo:margin-top="0.176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position="0% 100%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lue_20_Pearl_20_Basic_5f_Title-outline4" style:display-name="Blue Pearl Basic_Title-outline4" style:family="presentation" style:parent-style-name="Blue_20_Pearl_20_Basic_5f_Title-outline3">
      <style:paragraph-properties fo:margin-top="0.158cm" fo:margin-bottom="0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5" style:display-name="Blue Pearl Basic_Title-outline5" style:family="presentation" style:parent-style-name="Blue_20_Pearl_20_Basic_5f_Title-outline4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6" style:display-name="Blue Pearl Basic_Title-outline6" style:family="presentation" style:parent-style-name="Blue_20_Pearl_20_Basic_5f_Title-outline5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7" style:display-name="Blue Pearl Basic_Title-outline7" style:family="presentation" style:parent-style-name="Blue_20_Pearl_20_Basic_5f_Title-outline6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8" style:display-name="Blue Pearl Basic_Title-outline8" style:family="presentation" style:parent-style-name="Blue_20_Pearl_20_Basic_5f_Title-outline7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9" style:display-name="Blue Pearl Basic_Title-outline9" style:family="presentation" style:parent-style-name="Blue_20_Pearl_20_Basic_5f_Title-outline8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subtitle" style:display-name="Blue Pearl Basic_Title-subtitle" style:family="presentation">
      <style:graphic-properties draw:stroke="none" draw:fill="none" draw:fill-color="#7889fb" draw:textarea-horizontal-align="left" draw:textarea-vertical-align="top" draw:auto-grow-height="true" draw:auto-grow-width="false" fo:min-height="2.52cm" fo:min-width="0cm" fo:padding-top="0.127cm" fo:padding-bottom="0.127cm" fo:padding-left="0.254cm" fo:padding-right="0.254cm" fo:wrap-option="wrap" draw:shadow="hidden" draw:shadow-color="#808080">
        <text:list-style style:name="Blue_20_Pearl_20_Basic_5f_Title-subtitle" style:display-name="Blue Pearl Basic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Blue_20_Pearl_20_Basic_5f_Title-title" style:display-name="Blue Pearl Basic_Title-title" style:family="presentation">
      <style:graphic-properties draw:stroke="none" draw:fill="none" draw:fill-color="#7889fb" draw:textarea-horizontal-align="left" draw:textarea-vertical-align="top" draw:auto-grow-height="false" draw:auto-grow-width="false" fo:min-height="4.084cm" fo:min-width="0cm" fo:padding-top="0.127cm" fo:padding-bottom="0.127cm" fo:padding-left="0.254cm" fo:padding-right="0.254cm" fo:wrap-option="wrap" draw:shadow="hidden" draw:shadow-color="#808080">
        <text:list-style style:name="Blue_20_Pearl_20_Basic_5f_Title-title" style:display-name="Blue Pearl Basic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0.952cm" fo:wrap-option="wrap"/>
    </style:style>
    <style:style style:name="Mgr2" style:family="graphic" style:parent-style-name="standard">
      <style:graphic-properties draw:stroke="solid" svg:stroke-width="0.009cm" svg:stroke-color="#7889fb" draw:fill="solid" draw:fill-color="#7889fb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Mgr3" style:family="graphic" style:parent-style-name="standard">
      <style:graphic-properties draw:stroke="none" draw:fill="none" draw:fill-color="#7889fb" draw:textarea-horizontal-align="left" draw:textarea-vertical-align="top" draw:auto-grow-height="true" draw:auto-grow-width="true" fo:min-height="0.847cm" fo:min-width="0cm" fo:padding-top="0.127cm" fo:padding-bottom="0.127cm" fo:padding-left="0.254cm" fo:padding-right="0.254cm" fo:wrap-option="wrap" draw:shadow="hidden" draw:shadow-color="#808080"/>
    </style:style>
    <style:style style:name="Mgr4" style:family="graphic" style:parent-style-name="standard">
      <style:graphic-properties draw:stroke="none" draw:fill="none" draw:fill-color="#7889fb" draw:textarea-horizontal-align="right" draw:textarea-vertical-align="top" draw:auto-grow-height="false" fo:padding-top="0.127cm" fo:padding-bottom="0.127cm" fo:padding-left="0.254cm" fo:padding-right="0.254cm" fo:wrap-option="wrap" draw:shadow="hidden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-0.259cm, -0.384cm, 0cm)" draw:image-opacity="100%" style:mirror="none"/>
    </style:style>
    <style:style style:name="Mgr8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9" style:family="graphic" style:parent-style-name="standard">
      <style:graphic-properties draw:stroke="solid" svg:stroke-width="0.035cm" svg:stroke-color="#808080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0" style:family="graphic" style:parent-style-name="standard">
      <style:graphic-properties draw:stroke="solid" svg:stroke-width="0.035cm" svg:stroke-color="#ffffff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1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12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pr1" style:family="presentation" style:parent-style-name="_28_Default_29__20_Title_20_Master-backgroundobjects">
      <style:graphic-properties draw:stroke="none" draw:fill="none" draw:fill-color="#ffffff" fo:min-height="1.008cm" fo:wrap-option="wrap"/>
    </style:style>
    <style:style style:name="Mpr2" style:family="presentation" style:parent-style-name="_28_Default_29__20_Title_20_Master-backgroundobjects">
      <style:graphic-properties draw:stroke="none" draw:fill="none" draw:fill-color="#ffffff" fo:min-height="1cm" fo:wrap-option="wrap"/>
    </style:style>
    <style:style style:name="Mpr3" style:family="presentation" style:parent-style-name="_28_Default_29__20_Title_2f_Text_20_Master-backgroundobjects">
      <style:graphic-properties draw:stroke="none" draw:fill="none" draw:fill-color="#ffffff" fo:min-height="1.008cm" fo:wrap-option="wrap"/>
    </style:style>
    <style:style style:name="Mpr4" style:family="presentation" style:parent-style-name="_28_Default_29__20_Title_2f_Text_20_Master-backgroundobjects">
      <style:graphic-properties draw:stroke="none" draw:fill="none" draw:fill-color="#ffffff" fo:min-height="1cm" fo:wrap-option="wrap"/>
    </style:style>
    <style:style style:name="Mpr5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72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6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7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8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9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0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1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2" style:family="presentation" style:parent-style-name="Blue_20_Pearl_20_Basic_5f_Title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69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3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4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5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6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text-align="center" style:punctuation-wrap="simple" style:line-break="strict" style:writing-mode="lr-tb"/>
    </style:style>
    <style:style style:name="MP3" style:family="paragraph">
      <style:paragraph-properties fo:margin-left="0cm" fo:margin-right="0cm" fo:text-indent="0cm" style:punctuation-wrap="simple" style:line-break="normal"/>
    </style:style>
    <style:style style:name="MP4" style:family="paragraph">
      <style:paragraph-properties fo:margin-left="0cm" fo:margin-right="0cm" fo:text-align="center" fo:text-indent="0cm" style:punctuation-wrap="simple" style:line-break="normal" style:writing-mode="lr-tb"/>
      <style:text-properties fo:font-size="26.3999996185303pt"/>
    </style:style>
    <style:style style:name="MP5" style:family="paragraph">
      <style:paragraph-properties fo:margin-left="0cm" fo:margin-right="0cm" fo:text-align="end" fo:text-indent="0cm" style:punctuation-wrap="simple" style:line-break="normal"/>
    </style:style>
    <style:style style:name="MP6" style:family="paragraph">
      <style:paragraph-properties fo:margin-left="0cm" fo:margin-right="0cm" fo:text-align="end" fo:text-indent="0cm" style:punctuation-wrap="simple" style:line-break="normal" style:writing-mode="lr-tb"/>
      <style:text-properties fo:font-size="26.3999996185303pt"/>
    </style:style>
    <style:style style:name="MP7" style:family="paragraph">
      <style:paragraph-properties fo:text-align="center" style:punctuation-wrap="simple" style:line-break="strict" style:writing-mode="lr-tb"/>
      <style:text-properties fo:font-size="36pt"/>
    </style:style>
    <style:style style:name="MP8" style:family="paragraph">
      <style:paragraph-properties fo:margin-left="0cm" fo:margin-right="0cm" fo:margin-top="0.22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9" style:family="paragraph">
      <style:paragraph-properties fo:margin-left="0cm" fo:margin-right="0cm" fo:margin-top="0.22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0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1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2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3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4" style:family="paragraph">
      <style:paragraph-properties fo:margin-left="0cm" fo:margin-right="0cm" fo:margin-top="0cm" fo:margin-bottom="0cm" fo:line-height="104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5" style:family="paragraph">
      <style:paragraph-properties fo:margin-left="0cm" fo:margin-right="0cm" fo:margin-top="0cm" fo:margin-bottom="0cm" fo:line-height="104%" fo:text-align="end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6" style:family="paragraph">
      <style:paragraph-properties fo:margin-left="0.952cm" fo:margin-right="0cm" fo:margin-top="0.158cm" fo:margin-bottom="0cm" fo:line-height="102%" fo:text-indent="-0.952cm"/>
    </style:style>
    <style:style style:name="MP17" style:family="paragraph">
      <style:paragraph-properties fo:margin-left="0.952cm" fo:margin-right="0cm" fo:margin-top="0.158cm" fo:margin-bottom="0cm" fo:line-height="102%" fo:text-align="center" fo:text-indent="0cm" style:punctuation-wrap="simple" style:line-break="strict" style:writing-mode="lr-tb"/>
      <style:text-properties fo:font-size="26.5pt"/>
    </style:style>
    <style:style style:name="MP18" style:family="paragraph">
      <style:paragraph-properties fo:margin-left="0cm" fo:margin-right="0cm" fo:text-align="end" fo:text-indent="0cm" style:punctuation-wrap="simple" style:line-break="normal" style:writing-mode="lr-tb"/>
      <style:text-properties fo:font-size="26.5pt"/>
    </style:style>
    <style:style style:name="MP19" style:family="paragraph">
      <style:paragraph-properties fo:margin-left="0.952cm" fo:margin-right="0cm" fo:margin-top="0.158cm" fo:margin-bottom="0cm" fo:line-height="102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20" style:family="paragraph">
      <style:paragraph-properties fo:margin-left="0.952cm" fo:margin-right="0cm" fo:margin-top="0.158cm" fo:margin-bottom="0cm" fo:line-height="102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5.3999996185303pt" fo:hyphenate="false"/>
    </style:style>
    <style:style style:name="MP21" style:family="paragraph">
      <style:paragraph-properties fo:margin-left="0cm" fo:margin-right="0cm" fo:text-align="start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1" style:font-size-complex="14.5pt" style:font-style-complex="normal" style:font-weight-complex="normal" style:text-emphasize="none" style:font-relief="none"/>
    </style:style>
    <style:style style:name="MP22" style:family="paragraph">
      <style:paragraph-properties fo:margin-left="0cm" fo:margin-right="0cm" fo:text-align="end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1" style:font-size-complex="14.5pt" style:font-style-complex="normal" style:font-weight-complex="normal" style:text-emphasize="none" style:font-relief="none"/>
    </style:style>
    <style:style style:name="MT1" style:family="text">
      <style:text-properties fo:color="#ffffff" fo:font-size="14pt" fo:language="en" fo:country="US" style:font-name-asian="Arial1" style:font-size-asian="14pt" style:font-name-complex="Arial1" style:font-size-complex="14pt"/>
    </style:style>
    <style:style style:name="MT2" style:family="text">
      <style:text-properties fo:color="#ffffff" fo:font-size="10pt" fo:language="en" fo:country="US" style:font-name-asian="Arial1" style:font-size-asian="10pt" style:font-name-complex="Arial1" style:font-size-complex="10pt"/>
    </style:style>
    <style:style style:name="MT3" style:family="text">
      <style:text-properties fo:color="#ffffff" style:text-outline="false" style:text-position="0% 100%" style:font-name="Arial1" fo:font-size="10pt" fo:language="en" fo:country="US" fo:font-style="normal" fo:text-shadow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font-relief="none"/>
    </style:style>
    <style:style style:name="MT4" style:family="text">
      <style:text-properties fo:color="#ffffff" style:text-outline="false" style:text-position="0% 100%" style:font-name="Arial1" fo:font-size="10pt" fo:font-style="normal" fo:text-shadow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/>
    </style:style>
    <style:style style:name="MT5" style:family="text">
      <style:text-properties fo:color="#000000" style:text-outline="false" style:text-position="0% 100%" style:font-name="Arial1" fo:font-size="12pt" fo:language="en" fo:country="US" fo:font-style="normal" fo:text-shadow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/>
    </style:style>
    <style:style style:name="MT6" style:family="text">
      <style:text-properties fo:color="#ffffff" fo:font-size="18pt" fo:language="en" fo:country="US" style:font-size-asian="18pt" style:font-size-complex="18pt"/>
    </style:style>
    <style:style style:name="MT7" style:family="text">
      <style:text-properties fo:color="#ffffff" style:text-outline="false" style:text-position="0% 100%" style:font-name="Arial1" fo:font-size="11pt" fo:font-style="normal" fo:text-shadow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/>
    </style:style>
    <style:style style:name="MT8" style:family="text">
      <style:text-properties fo:color="#ffffff" style:text-outline="false" style:text-position="0% 100%" style:font-name="Arial1" fo:font-size="10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0.1000003814697pt" style:language-asian="zxx" style:country-asian="none" style:font-style-asian="normal" style:font-weight-asian="normal" style:font-name-complex="Arial1" style:font-size-complex="10.1000003814697pt" style:language-complex="zxx" style:country-complex="none" style:font-style-complex="normal" style:font-weight-complex="normal" style:text-emphasize="none" style:text-scale="100%" style:font-relief="none"/>
    </style:style>
    <style:style style:name="MT9" style:family="text">
      <style:text-properties style:use-window-font-color="true" style:text-outline="false" style:font-name="Times New Roman" fo:font-size="12pt" fo:language="en" fo:country="US" fo:font-style="normal" fo:text-shadow="none" fo:font-weight="normal" style:font-name-asian="SimSun1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1" draw:layer="backgroundobjects" svg:width="10.794cm" svg:height="0.952cm" svg:x="2cm" svg:y="0.64cm" presentation:class="header">
        <draw:text-box>
          <text:p text:style-name="MP1"><presentation:header/></text:p>
        </draw:text-box>
      </draw:frame>
      <draw:frame draw:style-name="Mgr1" draw:text-style-name="MP1" draw:layer="backgroundobjects" svg:width="10.794cm" svg:height="0.952cm" svg:x="16.906cm" svg:y="0.64cm" presentation:class="date-time">
        <draw:text-box>
          <text:p text:style-name="MP1"><presentation:date-time/></text:p>
        </draw:text-box>
      </draw:frame>
      <draw:frame draw:style-name="Mgr1" draw:text-style-name="MP1" draw:layer="backgroundobjects" svg:width="10.794cm" svg:height="0.952cm" svg:x="2cm" svg:y="19.391cm" presentation:class="footer">
        <draw:text-box>
          <text:p text:style-name="MP1"><presentation:footer/></text:p>
        </draw:text-box>
      </draw:frame>
      <draw:frame draw:style-name="Mgr1" draw:text-style-name="MP1" draw:layer="backgroundobjects" svg:width="10.794cm" svg:height="0.952cm" svg:x="16.906cm" svg:y="19.391cm" presentation:class="page-number">
        <draw:text-box>
          <text:p text:style-name="MP1"><text:page-number>&lt;number&gt;</text:page-number>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_28_Default_29__20_Title_20_Master" style:display-name="(Default) Title Master" style:page-layout-name="PM1" draw:style-name="Mdp1">
      <draw:frame presentation:style-name="Mpr1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1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1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0_Master-title" draw:layer="backgroundobjects" svg:width="23.912cm" svg:height="3.507cm" svg:x="2.058cm" svg:y="8.4cm" presentation:class="title" presentation:placeholder="true">
        <draw:text-box/>
      </draw:frame>
      <presentation:notes style:page-layout-name="PM2">
        <draw:frame presentation:style-name="Mpr2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2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2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2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0_Master-title" draw:layer="backgroundobjects" svg:width="13.706cm" svg:height="10.28cm" svg:x="3.647cm" svg:y="2.853cm" presentation:class="page"/>
        <draw:frame presentation:style-name="_28_Default_29__20_Title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3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3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3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f_Text_20_Master-title" draw:layer="backgroundobjects" svg:width="23.912cm" svg:height="3.507cm" svg:x="2.058cm" svg:y="1.743cm" presentation:class="title" presentation:placeholder="true">
        <draw:text-box/>
      </draw:frame>
      <draw:frame presentation:style-name="_28_Default_29__20_Title_2f_Text_20_Master-outline1" draw:layer="backgroundobjects" svg:width="23.912cm" svg:height="12.18cm" svg:x="2.058cm" svg:y="5.838cm" presentation:class="outline" presentation:placeholder="true">
        <draw:text-box/>
      </draw:frame>
      <presentation:notes style:page-layout-name="PM2">
        <draw:frame presentation:style-name="Mpr4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4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4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4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f_Text_20_Master-title" draw:layer="backgroundobjects" svg:width="14.538cm" svg:height="10.28cm" svg:x="3.231cm" svg:y="2.853cm" presentation:class="page"/>
        <draw:frame presentation:style-name="_28_Default_29__20_Title_2f_Text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Blue_20_Pearl_20_Basic" style:display-name="Blue Pearl Basic" style:page-layout-name="PM1" draw:style-name="Mdp2">
      <draw:custom-shape draw:style-name="Mgr2" draw:text-style-name="MP2" draw:layer="backgroundobjects" svg:width="27.991cm" svg:height="1.177cm" svg:x="0.001cm" svg:y="19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1.177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-title" draw:layer="backgroundobjects" svg:width="25.25cm" svg:height="1.537cm" svg:x="0.471cm" svg:y="2.66cm" presentation:class="title" presentation:placeholder="true" presentation:user-transformed="true">
        <draw:text-box/>
      </draw:frame>
      <draw:frame presentation:style-name="Blue_20_Pearl_20_Basic-outline1" draw:layer="backgroundobjects" svg:width="23.811cm" svg:height="12.18cm" svg:x="2.1cm" svg:y="5.439cm" presentation:class="outline" presentation:placeholder="true" presentation:user-transformed="true">
        <draw:text-box/>
      </draw:frame>
      <draw:rect draw:style-name="Mgr3" draw:text-style-name="MP4" draw:layer="backgroundobjects" svg:width="9.291cm" svg:height="0.934cm" svg:x="3.033cm" svg:y="0.16cm">
        <text:p text:style-name="MP3"><text:span text:style-name="MT1">IBM Lotus Products</text:span></text:p>
      </draw:rect>
      <draw:custom-shape draw:style-name="Mgr4" draw:text-style-name="MP6" draw:layer="backgroundobjects" svg:width="10.127cm" svg:height="0.751cm" svg:x="17.528cm" svg:y="19.9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draw:style-name="Mgr5" draw:text-style-name="MP7" draw:layer="backgroundobjects" svg:width="1.906cm" svg:height="0.759cm" svg:x="25.909cm" svg:y="0.189cm">
        <draw:image xlink:href="Pictures/10000201000001730000008A15AD9810.png" xlink:type="simple" xlink:show="embed" xlink:actuate="onLoad">
          <text:p/>
        </draw:image>
      </draw:frame>
      <draw:frame presentation:style-name="Mpr5" draw:text-style-name="MP9" draw:layer="backgroundobjects" svg:width="3.083cm" svg:height="0.982cm" svg:x="0.471cm" svg:y="19.906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Mpr6" draw:text-style-name="MP11" draw:layer="backgroundobjects" svg:width="11.672cm" svg:height="0.765cm" svg:x="4.233cm" svg:y="19.906cm" presentation:class="footer" presentation:user-transformed="true">
        <draw:text-box>
          <text:p text:style-name="MP10"><text:span text:style-name="MT4">IBM Confidential</text:span></text:p>
        </draw:text-box>
      </draw:frame>
      <draw:frame presentation:style-name="Mpr7" draw:text-style-name="MP11" draw:layer="backgroundobjects" svg:width="5.961cm" svg:height="0.765cm" svg:x="16.707cm" svg:y="19.906cm" presentation:class="date-time" presentation:user-transformed="true">
        <draw:text-box>
          <text:p text:style-name="MP10"><text:span text:style-name="MT4"><presentation:date-time/></text:span></text:p>
        </draw:text-box>
      </draw:frame>
      <draw:line draw:style-name="Mgr6" draw:text-style-name="MP7" draw:layer="backgroundobjects" svg:x1="3.034cm" svg:y1="0.452cm" svg:x2="3.034cm" svg:y2="1.172cm">
        <text:p/>
      </draw:line>
      <draw:line draw:style-name="Mgr6" draw:text-style-name="MP7" draw:layer="backgroundobjects" svg:x1="3.034cm" svg:y1="19.814cm" svg:x2="3.034cm" svg:y2="20.402cm">
        <text:p/>
      </draw:line>
      <presentation:notes style:page-layout-name="PM2">
        <draw:frame presentation:style-name="Mpr8" draw:text-style-name="MP13" draw:layer="backgroundobjects" svg:width="7.368cm" svg:height="1.284cm" svg:x="2cm" svg:y="2cm" presentation:class="header" presentation:user-transformed="true">
          <draw:text-box>
            <text:p text:style-name="MP12"><text:span text:style-name="MT5"><presentation:header/></text:span></text:p>
          </draw:text-box>
        </draw:frame>
        <draw:frame presentation:style-name="Mpr9" draw:text-style-name="MP15" draw:layer="backgroundobjects" svg:width="7.368cm" svg:height="1.284cm" svg:x="11.629cm" svg:y="2cm" presentation:class="date-time" presentation:user-transformed="true">
          <draw:text-box>
            <text:p text:style-name="MP14"><text:span text:style-name="MT5"><presentation:date-time/></text:span></text:p>
          </draw:text-box>
        </draw:frame>
        <draw:page-thumbnail presentation:style-name="Blue_20_Pearl_20_Basic-title" draw:layer="backgroundobjects" svg:width="11.417cm" svg:height="9.638cm" svg:x="4.794cm" svg:y="3.926cm" presentation:class="page"/>
        <draw:frame presentation:style-name="Blue_20_Pearl_20_Basic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0" draw:text-style-name="MP13" draw:layer="backgroundobjects" svg:width="7.368cm" svg:height="1.284cm" svg:x="2cm" svg:y="26.411cm" presentation:class="footer" presentation:user-transformed="true">
          <draw:text-box>
            <text:p text:style-name="MP12"><text:span text:style-name="MT5"><presentation:footer/></text:span></text:p>
          </draw:text-box>
        </draw:frame>
        <draw:frame presentation:style-name="Mpr11" draw:text-style-name="MP15" draw:layer="backgroundobjects" svg:width="7.368cm" svg:height="1.284cm" svg:x="11.629cm" svg:y="26.411cm" presentation:class="page-number" presentation:user-transformed="true">
          <draw:text-box>
            <text:p text:style-name="MP14"><text:span text:style-name="MT5"><text:page-number>&lt;number&gt;</text:page-number></text:span></text:p>
          </draw:text-box>
        </draw:frame>
      </presentation:notes>
    </style:master-page>
    <style:master-page style:name="Blue_20_Pearl_20_Basic_5f_Title" style:display-name="Blue Pearl Basic_Title" style:page-layout-name="PM1" draw:style-name="Mdp2">
      <draw:custom-shape draw:style-name="Mgr2" draw:text-style-name="MP2" draw:layer="backgroundobjects" svg:width="27.991cm" svg:height="5.183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5.183cm" svg:x="0.001cm" svg:y="15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_5f_Title-title" draw:layer="backgroundobjects" svg:width="24.36cm" svg:height="4.502cm" svg:x="1.196cm" svg:y="7.637cm" presentation:class="title" presentation:placeholder="true" presentation:user-transformed="true">
        <draw:text-box/>
      </draw:frame>
      <draw:frame draw:style-name="Mgr7" draw:text-style-name="MP7" draw:layer="backgroundobjects" svg:width="3.559cm" svg:height="1.63cm" svg:x="23.041cm" svg:y="2.104cm">
        <draw:image xlink:href="Pictures/10000201000001730000008ADD69CC3F.png" xlink:type="simple" xlink:show="embed" xlink:actuate="onLoad">
          <text:p/>
        </draw:image>
      </draw:frame>
      <draw:custom-shape draw:style-name="Mgr8" draw:text-style-name="MP17" draw:layer="backgroundobjects" svg:width="12.567cm" svg:height="0.939cm" svg:x="6.144cm" svg:y="3.942cm">
        <text:p text:style-name="MP16"><text:span text:style-name="MT6">IBM Lotus Products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Mpr12" draw:text-style-name="MP11" draw:layer="backgroundobjects" svg:width="4.959cm" svg:height="0.952cm" svg:x="16.507cm" svg:y="19.051cm" presentation:class="date-time" presentation:user-transformed="true">
        <draw:text-box>
          <text:p text:style-name="MP10"><text:span text:style-name="MT7"><presentation:date-time/></text:span></text:p>
        </draw:text-box>
      </draw:frame>
      <draw:line draw:style-name="Mgr9" draw:text-style-name="MP7" draw:layer="backgroundobjects" svg:x1="5.707cm" svg:y1="15.773cm" svg:x2="5.707cm" svg:y2="12.915cm">
        <text:p/>
      </draw:line>
      <draw:line draw:style-name="Mgr10" draw:text-style-name="MP7" draw:layer="backgroundobjects" svg:x1="5.702cm" svg:y1="5.176cm" svg:x2="5.702cm" svg:y2="4.171cm">
        <text:p/>
      </draw:line>
      <draw:custom-shape draw:style-name="Mgr4" draw:text-style-name="MP18" draw:layer="backgroundobjects" svg:width="5.023cm" svg:height="0.75cm" svg:x="22.166cm" svg:y="19.133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1" draw:text-style-name="MP17" draw:layer="backgroundobjects" svg:width="12.567cm" svg:height="0.939cm" svg:x="0.55cm" svg:y="18.941cm">
        <text:p text:style-name="MP16"><text:span text:style-name="MT6">IBM Confidential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2" draw:text-style-name="MP20" draw:layer="backgroundobjects" svg:width="6.148cm" svg:height="0.939cm" svg:x="21.852cm" svg:y="20.046cm">
        <text:p text:style-name="MP19"><text:span text:style-name="MT8">Slide template version 2009-08-31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presentation:notes style:page-layout-name="PM2">
        <draw:frame presentation:style-name="Mpr13" draw:text-style-name="MP21" draw:layer="backgroundobjects" svg:width="7.368cm" svg:height="1.284cm" svg:x="2cm" svg:y="2cm" presentation:class="header" presentation:user-transformed="true">
          <draw:text-box>
            <text:p text:style-name="MP21"><text:span text:style-name="MT9"><presentation:header/></text:span></text:p>
          </draw:text-box>
        </draw:frame>
        <draw:frame presentation:style-name="Mpr14" draw:text-style-name="MP22" draw:layer="backgroundobjects" svg:width="7.368cm" svg:height="1.284cm" svg:x="11.629cm" svg:y="2cm" presentation:class="date-time" presentation:user-transformed="true">
          <draw:text-box>
            <text:p text:style-name="MP22"><text:span text:style-name="MT9"><presentation:date-time/></text:span></text:p>
          </draw:text-box>
        </draw:frame>
        <draw:page-thumbnail presentation:style-name="Blue_20_Pearl_20_Basic_5f_Title-title" draw:layer="backgroundobjects" svg:width="11.417cm" svg:height="9.638cm" svg:x="4.794cm" svg:y="3.926cm" presentation:class="page"/>
        <draw:frame presentation:style-name="Blue_20_Pearl_20_Basic_5f_Title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5" draw:text-style-name="MP21" draw:layer="backgroundobjects" svg:width="7.368cm" svg:height="1.284cm" svg:x="2cm" svg:y="26.411cm" presentation:class="footer" presentation:user-transformed="true">
          <draw:text-box>
            <text:p text:style-name="MP21"><text:span text:style-name="MT9"><presentation:footer/></text:span></text:p>
          </draw:text-box>
        </draw:frame>
        <draw:frame presentation:style-name="Mpr16" draw:text-style-name="MP22" draw:layer="backgroundobjects" svg:width="7.368cm" svg:height="1.284cm" svg:x="11.629cm" svg:y="26.411cm" presentation:class="page-number" presentation:user-transformed="true">
          <draw:text-box>
            <text:p text:style-name="MP2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MacOSX_x86 LibreOffice_project/40b2d7fde7e8d2d7bc5a449dc65df4d08a7dd38</meta:generator>
    <meta:initial-creator>rhea_berger</meta:initial-creator>
    <meta:creation-date>2010-01-28T13:44:42</meta:creation-date>
    <dc:date>2014-02-18T20:35:30.122871000</dc:date>
    <meta:printed-by>rhea_berger</meta:printed-by>
    <meta:print-date>2010-01-31T23:29:15</meta:print-date>
    <dc:language>en-US</dc:language>
    <meta:editing-cycles>238</meta:editing-cycles>
    <meta:editing-duration>P5DT10H20M30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